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644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ula_Lobe_Fusiform_Gyrus</text:p>
          </table:table-cell>
          <table:table-cell office:value-type="float" office:value="-0.00055" calcext:value-type="float">
            <text:p>-0.00055</text:p>
          </table:table-cell>
        </table:table-row>
        <table:table-row table:style-name="ro1">
          <table:table-cell office:value-type="string" calcext:value-type="string">
            <text:p>Insula_Lobe_Inferior_Temporal_Gyrus</text:p>
          </table:table-cell>
          <table:table-cell office:value-type="float" office:value="-0.138534" calcext:value-type="float">
            <text:p>-0.138534</text:p>
          </table:table-cell>
        </table:table-row>
        <table:table-row table:style-name="ro1">
          <table:table-cell office:value-type="string" calcext:value-type="string">
            <text:p>Insula_Lobe_MCC</text:p>
          </table:table-cell>
          <table:table-cell office:value-type="float" office:value="0.345514" calcext:value-type="float">
            <text:p>0.345514</text:p>
          </table:table-cell>
        </table:table-row>
        <table:table-row table:style-name="ro1">
          <table:table-cell office:value-type="string" calcext:value-type="string">
            <text:p>Insula_Lobe_Medial_Temporal_Pole</text:p>
          </table:table-cell>
          <table:table-cell office:value-type="float" office:value="0.0848" calcext:value-type="float">
            <text:p>0.0848</text:p>
          </table:table-cell>
        </table:table-row>
        <table:table-row table:style-name="ro1">
          <table:table-cell office:value-type="string" calcext:value-type="string">
            <text:p>Insula_Lobe_Middle_Frontal_Gyrus</text:p>
          </table:table-cell>
          <table:table-cell office:value-type="float" office:value="0.133589" calcext:value-type="float">
            <text:p>0.133589</text:p>
          </table:table-cell>
        </table:table-row>
        <table:table-row table:style-name="ro1">
          <table:table-cell office:value-type="string" calcext:value-type="string">
            <text:p>Insula_Lobe_Middle_Temporal_Gyrus</text:p>
          </table:table-cell>
          <table:table-cell office:value-type="float" office:value="0.435213" calcext:value-type="float">
            <text:p>0.435213</text:p>
          </table:table-cell>
        </table:table-row>
        <table:table-row table:style-name="ro1">
          <table:table-cell office:value-type="string" calcext:value-type="string">
            <text:p>Insula_Lobe_Opercularis</text:p>
          </table:table-cell>
          <table:table-cell office:value-type="float" office:value="0.311169" calcext:value-type="float">
            <text:p>0.311169</text:p>
          </table:table-cell>
        </table:table-row>
        <table:table-row table:style-name="ro1">
          <table:table-cell office:value-type="string" calcext:value-type="string">
            <text:p>Insula_Lobe_Orbitalis</text:p>
          </table:table-cell>
          <table:table-cell office:value-type="float" office:value="0.008071" calcext:value-type="float">
            <text:p>0.008071</text:p>
          </table:table-cell>
        </table:table-row>
        <table:table-row table:style-name="ro1">
          <table:table-cell office:value-type="string" calcext:value-type="string">
            <text:p>Insula_Lobe_Superior_Frontal_Gyrus</text:p>
          </table:table-cell>
          <table:table-cell office:value-type="float" office:value="0.004736" calcext:value-type="float">
            <text:p>0.004736</text:p>
          </table:table-cell>
        </table:table-row>
        <table:table-row table:style-name="ro1">
          <table:table-cell office:value-type="string" calcext:value-type="string">
            <text:p>Insula_Lobe_Superior_Medial_Gyrus</text:p>
          </table:table-cell>
          <table:table-cell office:value-type="float" office:value="0.325157" calcext:value-type="float">
            <text:p>0.325157</text:p>
          </table:table-cell>
        </table:table-row>
        <table:table-row table:style-name="ro1">
          <table:table-cell office:value-type="string" calcext:value-type="string">
            <text:p>Insula_Lobe_Triangularis</text:p>
          </table:table-cell>
          <table:table-cell office:value-type="float" office:value="0.402264" calcext:value-type="float">
            <text:p>0.4022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03:10:52.503881431</meta:creation-date>
    <dc:date>2015-10-02T03:12:05.331079525</dc:date>
    <meta:editing-duration>P0D</meta:editing-duration>
    <meta:editing-cycles>1</meta:editing-cycles>
    <meta:document-statistic meta:table-count="1" meta:cell-count="22" meta:object-count="0"/>
    <meta:generator>LibreOffice/4.2.7.2$Linux_X86_64 LibreOffice_project/420$Build-2</meta:generator>
  </office:meta>
</office:document-meta>
</file>